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aption">
      <style:text-properties style:font-name="Likhan" fo:font-weight="bold" style:font-weight-asian="bold" style:font-weight-complex="bold"/>
    </style:style>
    <style:style style:name="P2" style:family="paragraph" style:parent-style-name="Standard">
      <style:text-properties style:font-name="Likhan"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font-size-asian="9.14999961853027pt" style:font-size-complex="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ucci reports to Mars everything he knows and says that Vegapunk's message will begin in 6 minutes. Mars praises Lucci and flies towards the laboratory.</text:p>
      <text:p text:style-name="P1">Lucci makes a request to Mars. Lucci: “I would like to ask you to spare Kaku’s life…” Mars: “Hmm… It might be difficult, since I won’t pay attention to which insects I step on.”</text:p>
      <text:p text:style-name="P1">Dorry and Brogy ask Luffy why he suddenly looks like the God he was known among the gia</text:p>
      <text:p text:style-name="P1">Meanwhile, Luffy is very happy, greeting Dorry and Brogy.nts, but Luffy doesn't understand what they are talking about.</text:p>
      <text:p text:style-name="P1">Sanji had already told Dorry and Brogy to take Luffy to the back of the island.</text:p>
      <text:p text:style-name="P1">A map is shown with the updated location of all the characters on the island (chibi version). All groups are heading towards the Giant Warrior Pirate ship.</text:p>
      <text:p text:style-name="P1">Now that they have found Luffy, Dorry plays a horn to signal the withdrawal of all the giants from Egghead Island.</text:p>
      <text:p text:style-name="P1">Warcury attacks them with a powerful roar of King's Haki.</text:p>
      <text:p text:style-name="P1">Warcury's roar is so strong that Luffy's eyes, hat, clothes (except pants) and even his chest scar are ripped from his body (this panel is hilarious). Brogy is shocked to see what happened to Luffy.</text:p>
      <text:p text:style-name="P1">The King of Warcury's Haki even affects Navy ships, some sailors faint.</text:p>
      <text:p text:style-name="P1">Then Warcury turns two of his fangs into blades and attacks Luffy.</text:p>
      <text:p text:style-name="P1">But Dorry and Brogy use “Svalinn” (Solar Shield) to block Warcury's attack (Svalinn is a legendary shield in Norse mythology that stands in front of the Sun, protecting the world from its heat).</text:p>
      <text:p text:style-name="P1">Then Dorry and Brogy use the “Skiljah” (Separation) attack together to push Warcury back.</text:p>
      <text:p text:style-name="P1">Saturn attacks Dorry and Brogy by spitting poison balls at them, but Luffy "conjures" a baseball bat and a cap and counters all the poison balls.</text:p>
      <text:p text:style-name="P1">The poison balls cause a huge explosion that hits Saturn, Warcury and Ju Peter. Luffy, Dorry, and Brogy run as the three Gorosei members begin to recover.</text:p>
      <text:p text:style-name="P1">Luffy: "They didn't take any damage again... They must be immortal!!"</text:p>
      <text:p text:style-name="P1">Dorry and Brogy: “Hmm… We haven’t heard of any power or race that can do this.”</text:p>
      <text:p text:style-name="P2">Then montages are shown of all the groups going to the Giant Warrior Pirates' ship.Bonney's group arrives first, but Vice Admirals Pomsky, Guillotine, and Redking are waiting for them.</text:p>
      <text:p text:style-name="P1"><text:soft-page-break/>Mars arrives at the room where York is inside the laboratory, and asks where Vegapunk's transmission room is.</text:p>
      <text:p text:style-name="P1">Kizaru is still lying on the Marine ship, covering his eyes with his arm.</text:p>
      <text:p text:style-name="P1">Sailors: “Kizaru-san!! Please let us treat your injuries!!”</text:p>
      <text:p text:style-name="P1">Kizaru: “I really am injured… Please let me rest…”</text:p>
      <text:p text:style-name="P1">On the last page of the chapter, the sailors are reporting something that has washed up off the northwest coast of Egghead.</text:p>
      <text:p text:style-name="P1">Sailor: “Report coming!! Something much bigger than a giant has appeared on the island!!!”</text:p>
      <text:p text:style-name="P1">The Ancestral Giant Robot is standing in the middle of the island, surrounded by fire (it appears that the fire does not affect it). The Ancestral Robot is muttering something…</text:p>
      <text:p text:style-name="P1">Ancestral Robot: “I’m sorry… Joy Boy.”</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ignature" style:family="paragraph" style:parent-style-name="Standard" style:class="text">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02T11:22:10.118498008</meta:creation-date>
    <dc:date>2024-04-02T11:30:05.627038331</dc:date>
    <meta:editing-duration>PT3M6S</meta:editing-duration>
    <meta:editing-cycles>1</meta:editing-cycles>
    <meta:document-statistic meta:table-count="0" meta:image-count="0" meta:object-count="0" meta:page-count="2" meta:paragraph-count="26" meta:word-count="505" meta:character-count="2907" meta:non-whitespace-character-count="2428"/>
    <meta:generator>LibreOffice/6.4.7.2$Linux_X86_64 LibreOffice_project/40$Build-2</meta:generator>
  </office:meta>
</office:document-meta>
</file>